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158466" draw:marker-end="Symmetric_20_Arrow" draw:fill="solid" draw:textarea-vertical-align="middle"/>
    </style:style>
    <style:style style:name="gr4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5" style:family="graphic" style:parent-style-name="objectwithoutfill">
      <style:graphic-properties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frame draw:style-name="gr2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9.279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4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2" draw:text-style-name="P2" draw:layer="layout" svg:width="0.431cm" svg:height="0.2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529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1" draw:layer="layout" svg:width="0.612cm" svg:height="0.405cm" draw:transform="rotate (1.78756621989259) translate (6.20378102724365cm 21.2893784735264cm)" svg:viewBox="0 0 613 406" svg:d="M0 402c160 25 319-50 433-155l94-141 86-106">
          <text:p/>
        </draw:path>
        <draw:frame draw:style-name="gr2" draw:text-style-name="P2" draw:layer="layout" svg:width="0.427cm" svg:height="0.273cm" svg:x="6.538cm" svg:y="20.5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3:30:25.873351519</dc:date>
    <meta:editing-duration>PT2H36M4S</meta:editing-duration>
    <meta:editing-cycles>53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